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Requirements</text:p>
      <text:list xml:id="list218464385" text:style-name="L1">
        <text:list-item>
          <text:p text:style-name="P1">I need to be able to create class records including location, course number, professor, full title, professor email address, office hours</text:p>
        </text:list-item>
        <text:list-item>
          <text:p text:style-name="P1">I need to document homework assignments including: due dates, priorities, and estimated completion time.</text:p>
        </text:list-item>
      </text:list>
      <text:p text:style-name="Standard">Non-functional Requirements</text:p>
      <text:list xml:id="list1705697802" text:style-name="L2">
        <text:list-item>
          <text:p text:style-name="P2">Mobile application.</text:p>
        </text:list-item>
        <text:list-item>
          <text:p text:style-name="P2">Designed for Android as an initial platform.</text:p>
        </text:list-item>
        <text:list-item>
          <text:p text:style-name="P2">Development will be done in Eclipse with the needed SDK</text:p>
        </text:list-item>
        <text:list-item>
          <text:p text:style-name="P2">Version management will be handled through GitHub</text:p>
        </text:list-item>
      </text:list>
      <text:p text:style-name="Standard"/>
      <text:p text:style-name="Standard">System Requirements</text:p>
      <text:list xml:id="list928086241" text:style-name="L3">
        <text:list-item>
          <text:p text:style-name="P3">I need to be able to create class records including location, course number, professor, full title, professor email address, office hours</text:p>
          <text:list>
            <text:list-item>
              <text:p text:style-name="P3">Need a basic homepage that lists courses for current semester.</text:p>
              <text:list>
                <text:list-item>
                  <text:p text:style-name="P3">Clickable course with general info (course number, title, location, and professor)</text:p>
                </text:list-item>
                <text:list-item>
                  <text:p text:style-name="P3">tabs for past semesters</text:p>
                </text:list-item>
                <text:list-item>
                  <text:p text:style-name="P3">button for new class</text:p>
                </text:list-item>
                <text:list-item>
                  <text:p text:style-name="P3">button to create next semester</text:p>
                </text:list-item>
              </text:list>
            </text:list-item>
            <text:list-item>
              <text:p text:style-name="P3">Clickable Links to more course info</text:p>
              <text:list>
                <text:list-item>
                  <text:p text:style-name="P3">Tabs at the top for different courses</text:p>
                </text:list-item>
                <text:list-item>
                  <text:p text:style-name="P3">Class title at top of screen</text:p>
                </text:list-item>
                <text:list-item>
                  <text:p text:style-name="P3">Each of the below sections will be expandable for more information.</text:p>
                </text:list-item>
                <text:list-item>
                  <text:p text:style-name="P3">General Info Section</text:p>
                  <text:list>
                    <text:list-item>
                      <text:p text:style-name="P3">Will contain the follow information:</text:p>
                      <text:list>
                        <text:list-item>
                          <text:p text:style-name="P3">Title</text:p>
                        </text:list-item>
                        <text:list-item>
                          <text:p text:style-name="P3">Course Number</text:p>
                        </text:list-item>
                        <text:list-item>
                          <text:p text:style-name="P3">Location</text:p>
                        </text:list-item>
                        <text:list-item>
                          <text:p text:style-name="P3">Professor Name</text:p>
                        </text:list-item>
                        <text:list-item>
                          <text:p text:style-name="P3">Notes Field (free form field for whatever)</text:p>
                        </text:list-item>
                      </text:list>
                    </text:list-item>
                  </text:list>
                </text:list-item>
                <text:list-item>
                  <text:p text:style-name="P3">Professor Info Section</text:p>
                  <text:list>
                    <text:list-item>
                      <text:p text:style-name="P3">Name</text:p>
                    </text:list-item>
                    <text:list-item>
                      <text:p text:style-name="P3">Office location</text:p>
                    </text:list-item>
                    <text:list-item>
                      <text:p text:style-name="P3">office hours</text:p>
                    </text:list-item>
                    <text:list-item>
                      <text:p text:style-name="P3">email address</text:p>
                    </text:list-item>
                    <text:list-item>
                      <text:p text:style-name="P3">phone number</text:p>
                    </text:list-item>
                    <text:list-item>
                      <text:p text:style-name="P3">notes field</text:p>
                    </text:list-item>
                  </text:list>
                </text:list-item>
                <text:list-item>
                  <text:p text:style-name="P3">Homework</text:p>
                  <text:list>
                    <text:list-item>
                      <text:p text:style-name="P3">Active items only</text:p>
                    </text:list-item>
                    <text:list-item>
                      <text:p text:style-name="P3">Soonest due at the top</text:p>
                    </text:list-item>
                    <text:list-item>
                      <text:p text:style-name="P3">Option to organize by priority and estimate completion time</text:p>
                    </text:list-item>
                    <text:list-item>
                      <text:p text:style-name="P3">Notes field</text:p>
                    </text:list-item>
                  </text:list>
                </text:list-item>
                <text:list-item>
                  <text:p text:style-name="P3">Test Section – second iteration possibly</text:p>
                  <text:list>
                    <text:list-item>
                      <text:p text:style-name="P3">list dates of known test</text:p>
                      <text:list>
                        <text:list-item>
                          <text:p text:style-name="P3">include information for known detail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0T11:26:08</meta:creation-date>
    <dc:date>2011-09-22T11:41:09</dc:date>
    <meta:editing-duration>PT22M53S</meta:editing-duration>
    <meta:editing-cycles>10</meta:editing-cycles>
    <meta:generator>LibreOffice/3.4$Unix LibreOffice_project/340m1$Build-103</meta:generator>
    <meta:document-statistic meta:table-count="0" meta:image-count="0" meta:object-count="0" meta:page-count="1" meta:paragraph-count="1" meta:word-count="261" meta:character-count="1713" meta:non-whitespace-character-count="1467"/>
  </office:meta>
</office:document-meta>
</file>